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color="#2323dc" fo:font-style="italic" style:font-style-asian="italic" style:font-style-complex="italic"/>
    </style:style>
    <style:style style:name="P5" style:family="paragraph" style:parent-style-name="Text_20_body">
      <style:paragraph-properties fo:break-before="page"/>
    </style:style>
    <style:style style:name="P6" style:family="paragraph" style:parent-style-name="Definitions">
      <style:text-properties fo:font-style="normal" style:font-style-asian="normal" style:font-style-complex="normal"/>
    </style:style>
    <style:style style:name="P7" style:family="paragraph" style:parent-style-name="Definitions">
      <style:text-properties fo:font-style="italic" style:font-style-asian="italic" style:font-style-complex="italic"/>
    </style:style>
    <style:style style:name="P8" style:family="paragraph" style:parent-style-name="Text_20_body" style:master-page-name="">
      <style:paragraph-properties fo:margin-left="0.25in" fo:margin-right="0in" fo:text-indent="-0.25in" style:auto-text-indent="false" style:page-number="auto" fo:keep-with-next="always"/>
    </style:style>
    <style:style style:name="P9" style:family="paragraph" style:parent-style-name="Table_20_Contents">
      <style:text-properties style:font-name="Times New Roman1" fo:font-size="12pt"/>
    </style:style>
    <style:style style:name="P10" style:family="paragraph" style:parent-style-name="Table_20_Contents">
      <style:text-properties style:font-name="Times New Roman1" fo:font-size="12pt"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9"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0" style:family="paragraph" style:parent-style-name="Text_20_body" style:list-style-name="L5" style:master-page-name="">
      <style:paragraph-properties fo:orphans="2" fo:widows="2" style:page-number="auto"/>
    </style:style>
    <style:style style:name="P21" style:family="paragraph" style:parent-style-name="Heading_20_2">
      <style:text-properties fo:font-style="normal" style:font-style-asian="normal" style:font-style-complex="normal"/>
    </style:style>
    <style:style style:name="P22" style:family="paragraph" style:parent-style-name="Heading_20_3">
      <style:text-properties fo:font-style="normal" style:font-style-asian="normal" style:font-style-complex="normal"/>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Definitions">
      <style:text-properties fo:font-style="normal" style:font-style-asian="normal" style:font-style-complex="normal"/>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3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text:s/>Introduction<text:tab/>3</text:p>
          <text:p text:style-name="P24"><text:s/>2. <text:s/>Demographics<text:tab/>4</text:p>
          <text:p text:style-name="P25"><text:s/>2.1 Requirements for Spiral 2A<text:tab/>4</text:p>
          <text:p text:style-name="P25"><text:s/>2.2 Simplifying Assumptions<text:tab/>5</text:p>
          <text:p text:style-name="P25"><text:s/>2.3 Neighborhood Group Population<text:tab/>6</text:p>
          <text:p text:style-name="P23"><text:s/>2.3.1 Civilian Units<text:tab/>6</text:p>
          <text:p text:style-name="P23"><text:s/>2.3.2 Civilian Attrition<text:tab/>7</text:p>
          <text:p text:style-name="P23"><text:s/>2.3.3 Subsistence Population<text:tab/>7</text:p>
          <text:p text:style-name="P23"><text:s/>2.3.4 Consumer Population<text:tab/>7</text:p>
          <text:p text:style-name="P23"><text:s/>2.3.5 Labor Force<text:tab/>8</text:p>
          <text:p text:style-name="P25"><text:s/>2.4 Neighborhood Population<text:tab/>8</text:p>
          <text:p text:style-name="P23"><text:s/>2.4.1 Displaced Personnel<text:tab/>9</text:p>
          <text:p text:style-name="P23"><text:s/>2.4.2 Displaced Consumers<text:tab/>9</text:p>
          <text:p text:style-name="P23"><text:s/>2.4.3 Displaced Labor Force<text:tab/>9</text:p>
          <text:p text:style-name="P23"><text:s/>2.4.4 Neighborhood totals<text:tab/>9</text:p>
          <text:p text:style-name="P25"><text:s/>2.5 Regional Population<text:tab/>10</text:p>
          <text:p text:style-name="P25"><text:s/>2.6 Unemployment<text:tab/>10</text:p>
          <text:p text:style-name="P23"><text:s/>2.6.1 Disaggregation to Neighborhood Groups<text:tab/>10</text:p>
          <text:p text:style-name="P23"><text:s/>2.6.2 Unemployment Situations<text:tab/>10</text:p>
        </text:index-body>
      </text:table-of-content>
      <text:p text:style-name="Text_20_body"/>
      <text:list xml:id="list2046191020" text:style-name="Outline">
        <text:list-item>
          <text:h text:style-name="Heading_20_1" text:outline-level="1">Introduction</text:h>
        </text:list-item>
      </text:list>
      <text:p text:style-name="Text_20_body"><text:span text:style-name="T6">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list xml:id="list1173328848"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40311404" text:style-name="L1">
        <text:list-item>
          <text:p text:style-name="P11">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1">The number of deaths due to attrition for each neighborhood group.</text:p>
        </text:list-item>
        <text:list-item>
          <text:p text:style-name="P11">The explicit population, as represented by civilian unit icons.</text:p>
        </text:list-item>
        <text:list-item>
          <text:p text:style-name="P11">Displaced population, as represented by civilian unit icons located outside their neighborhood of origin.</text:p>
        </text:list-item>
      </text:list>
      <text:p text:style-name="Text_20_body">And, taking all of these into account,</text:p>
      <text:list xml:id="list483458085" text:style-name="L2">
        <text:list-item>
          <text:p text:style-name="P12">The total population of a neighborhood group in its own neighborhood at the current time, whether represented implicitly or in units.</text:p>
        </text:list-item>
        <text:list-item>
          <text:p text:style-name="P12">The total number of consumers in each neighborhood.</text:p>
        </text:list-item>
        <text:list-item>
          <text:p text:style-name="P12">The total labor force present in a neighborhood, including both resident and displaced population present in the neighborhood. <text:s/>In computing the labor force, we assume that the subsistence population is not included in the job market.</text:p>
        </text:list-item>
      </text:list>
      <text:list xml:id="list582871490" text:continue-list="list1173328848" text:style-name="Outline">
        <text:list-item>
          <text:list>
            <text:list-item>
              <text:h text:style-name="Heading_20_2" text:outline-level="2">Requirements for Spiral 2A</text:h>
            </text:list-item>
          </text:list>
        </text:list-item>
      </text:list>
      <text:p text:style-name="Text_20_body">The Spiral 2A demographics model is intended to be as simple as possible while meeting the needs of the other Athena models. <text:s/>In particular:</text:p>
      <text:list xml:id="list744675289" text:style-name="L3">
        <text:list-item>
          <text:p text:style-name="P13">GRAM requires the current population of each neighborhood group.</text:p>
        </text:list-item>
        <text:list-item>
          <text:p text:style-name="P13">The Ground model requires that the civilian population of a neighborhood can be displaced to other neighborhoods in the form of units.</text:p>
        </text:list-item>
        <text:list-item>
          <text:p text:style-name="P13">The Athena Attrition Model (AAM) requires that the civilian population can take collateral damage as the result of combat between forces.</text:p>
        </text:list-item>
        <text:list-item>
          <text:p text:style-name="P13">The Economics Model requires the number of people who participate in the regional economy (the consumers) and the number of people in the potential labor force (the workers).</text:p>
        </text:list-item>
      </text:list>
      <text:p text:style-name="P8"><text:soft-page-break/>Consequently,</text:p>
      <text:list xml:id="list714768582" text:style-name="L4">
        <text:list-item>
          <text:p text:style-name="P14">The playbox population is initially stated as the population of each neighborhood group.</text:p>
        </text:list-item>
        <text:list-item>
          <text:p text:style-name="P14">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0" text:note-class="footnote"><text:note-citation>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14">Civilian population can be implicit (tracked by neighborhood group) or explicit (tracked by civilian unit icons).</text:p>
        </text:list-item>
        <text:list-item>
          <text:p text:style-name="P14">Implicit population can be made explicit by moving people into units.</text:p>
        </text:list-item>
        <text:list-item>
          <text:p text:style-name="P14">Explicit population can be made implicit by moving people out of units.</text:p>
        </text:list-item>
        <text:list-item>
          <text:p text:style-name="P14">Explicit population can be <text:span text:style-name="T4">displaced</text:span><text:span text:style-name="T5">; that is, a unit belonging to a neighborhood group can be moved out of its neighborhood of origin.</text:span></text:p>
        </text:list-item>
        <text:list-item>
          <text:p text:style-name="P18">The reason for the displacement can be indicated by by setting the unit's activity, e.g., to DISPLACED or IN_CAMPS; however, this is outside the scope of DEMOG.</text:p>
        </text:list-item>
        <text:list-item>
          <text:p text:style-name="P19">Both implicit and explicit population can be attrited.</text:p>
        </text:list-item>
        <text:list-item>
          <text:p text:style-name="P19">The labor force is a fraction of the consumers in the neighborhood, disregarding those displaced personnel who are not in a position to work. <text:s/>(I.e., those in camps, or new in the neighborhood).</text:p>
        </text:list-item>
      </text:list>
      <text:list xml:id="list332791229" text:continue-list="list582871490"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2A:</text:p>
      <text:list xml:id="list1807111831" text:style-name="L5">
        <text:list-item>
          <text:p text:style-name="P15">Births, and deaths from causes other than attrition, will not be tracked.</text:p>
        </text:list-item>
        <text:list-item>
          <text:p text:style-name="P15">The population does not age.</text:p>
        </text:list-item>
        <text:list-item>
          <text:p text:style-name="P15">The subsistence population is a simple percentage of the non-displaced population of each neighborhood group.</text:p>
        </text:list-item>
        <text:list-item>
          <text:p text:style-name="P15">The subsistence population are outside the regional cash economy. <text:s/></text:p>
        </text:list-item>
        <text:list-item>
          <text:p text:style-name="P20"><text:soft-page-break/>Displaced personnel are displaced from their land, and clearly cannot be doing subsistence agriculture.<text:note text:id="ftn1" text:note-class="footnote"><text:note-citation>2</text:note-citation><text:note-body><text:p text:style-name="Footnote">Nomadic herdsmen are clearly a separate case, and one that must wait until we implement migration fully.</text:p></text:note-body></text:note></text:p>
        </text:list-item>
        <text:list-item>
          <text:p text:style-name="P15">The labor force is a simple fraction of the total consumers, taking civilian activities (e.g., refugee status) into account.</text:p>
        </text:list-item>
      </text:list>
      <text:list xml:id="list1806189132" text:continue-list="list332791229" text:style-name="Outline">
        <text:list-item>
          <text:list>
            <text:list-item>
              <text:h text:style-name="Heading_20_2" text:outline-level="2">Neighborhood Group Population</text:h>
            </text:list-item>
          </text:list>
        </text:list-item>
      </text:list>
      <text:p text:style-name="Text_20_body"><text:span text:style-name="T5">The implicit population </text:span><text:span text:style-name="T5"><draw:frame draw:style-name="fr1" draw:name="Object8" text:anchor-type="as-char" svg:width="0.278in" svg:height="0.2772in" draw:z-index="3"><draw:object xlink:href="./Object 2" xlink:type="simple" xlink:show="embed" xlink:actuate="onLoad"/><draw:image xlink:href="./ObjectReplacements/Object 2" xlink:type="simple" xlink:show="embed" xlink:actuate="onLoad"/></draw:frame></text:span><text:span text:style-name="T5"> of neighborhood group </text:span><text:span text:style-name="T4">ng</text:span><text:span text:style-name="T5"> at the current time is </text:span></text:p>
      <text:p text:style-name="Text_20_body"><text:tab/><draw:frame draw:style-name="fr1" draw:name="Object2" text:anchor-type="as-char" svg:width="2.0654in" svg:height="0.278in" draw:z-index="13"><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5"><text:tab/>=<text:tab/>The base population of group </text:span><text:span text:style-name="T4">ng</text:span><text:span text:style-name="T5"> at time zero, as defined in the scenario.</text:span></text:p>
      <text:p text:style-name="Definitions"><text:span text:style-name="T5"><draw:frame draw:style-name="fr1" draw:name="Object10" text:anchor-type="as-char" svg:width="0.322in" svg:height="0.278in" draw:z-index="4"><draw:object xlink:href="./Object 5" xlink:type="simple" xlink:show="embed" xlink:actuate="onLoad"/><draw:image xlink:href="./ObjectReplacements/Object 5" xlink:type="simple" xlink:show="embed" xlink:actuate="onLoad"/></draw:frame></text:span><text:span text:style-name="T5"><text:tab/>=<text:tab/>The explicit population: the total number of personnel in units belonging to </text:span><text:span text:style-name="T4">ng</text:span><text:span text:style-name="T5">, i.e., the total number of people moved from the implicit population into units.</text:span></text:p>
      <text:p text:style-name="P7"><draw:frame draw:style-name="fr1" draw:name="Object12" text:anchor-type="as-char" svg:width="0.6602in" svg:height="0.278in" draw:z-index="5"><draw:object xlink:href="./Object 6" xlink:type="simple" xlink:show="embed" xlink:actuate="onLoad"/><draw:image xlink:href="./ObjectReplacements/Object 6" xlink:type="simple" xlink:show="embed" xlink:actuate="onLoad"/></draw:frame><text:span text:style-name="T5"><text:tab/>=<text:tab/>The total number of casualties suffered by group </text:span>ng <text:span text:style-name="T5">to date.</text:span></text:p>
      <text:p text:style-name="P6"/>
      <text:p text:style-name="Text_20_body">Now, some of the explicit population might be displaced out of the neighborhood. <text:s/>The total population of group <text:span text:style-name="T4">ng</text:span><text:span text:style-name="T5"> in neighborhood </text:span><text:span text:style-name="T4">n</text:span><text:span text:style-name="T5"> is therefore:</text:span></text:p>
      <text:p text:style-name="Text_20_body"><text:tab/><draw:frame draw:style-name="fr1" draw:name="Object19" text:anchor-type="as-char" svg:width="2.6583in" svg:height="0.278in" draw:z-index="6"><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7"><draw:object xlink:href="./Object 8" xlink:type="simple" xlink:show="embed" xlink:actuate="onLoad"/><draw:image xlink:href="./ObjectReplacements/Object 8" xlink:type="simple" xlink:show="embed" xlink:actuate="onLoad"/></draw:frame><text:span text:style-name="T5"><text:tab/>=<text:tab/>The displaced population: the total number of personnel in units belonging to group </text:span><text:span text:style-name="T4">ng</text:span><text:span text:style-name="T5"> but located somewhere other than in neighborhood </text:span><text:span text:style-name="T4">n</text:span><text:span text:style-name="T5">.</text:span></text:p>
      <text:p text:style-name="P6"/>
      <text:list xml:id="list585496020"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5">When a civilian unit </text:span><text:span text:style-name="T4">u</text:span><text:span text:style-name="T5"> is created, it must be created for a specific neighborhood group </text:span><text:span text:style-name="T4">ng</text:span><text:span text:style-name="T5">, and it must be created with a specific number of personnel, </text:span><text:span text:style-name="T5"><draw:frame draw:style-name="fr1" draw:name="Object4" text:anchor-type="as-char" svg:width="0.7362in" svg:height="0.2772in" draw:z-index="8"><draw:object xlink:href="./Object 9" xlink:type="simple" xlink:show="embed" xlink:actuate="onLoad"/><draw:image xlink:href="./ObjectReplacements/Object 9" xlink:type="simple" xlink:show="embed" xlink:actuate="onLoad"/></draw:frame></text:span><text:span text:style-name="T5">, where </text:span><text:span text:style-name="T5"><draw:frame draw:style-name="fr1" draw:name="Object6" text:anchor-type="as-char" svg:width="1.2209in" svg:height="0.2772in" draw:z-index="9"><draw:object xlink:href="./Object 11" xlink:type="simple" xlink:show="embed" xlink:actuate="onLoad"/><draw:image xlink:href="./ObjectReplacements/Object 11" xlink:type="simple" xlink:show="embed" xlink:actuate="onLoad"/></draw:frame></text:span><text:span text:style-name="T5">. <text:s/>That is, explicit population comes out of the implicit population. </text:span></text:p>
      <text:p text:style-name="Text_20_body"><text:span text:style-name="T5">Note that moving personnel from the implicit population to units and </text:span><text:span text:style-name="T4">vice versa</text:span><text:span text:style-name="T5"> does not change the population of the neighborhood, unless the units are displaced to a different neighborhood.</text:span></text:p>
      <text:list xml:id="list1052658624" text:continue-numbering="true" text:style-name="Outline">
        <text:list-item>
          <text:list>
            <text:list-item>
              <text:list>
                <text:list-item>
                  <text:h text:style-name="Heading_20_3" text:outline-level="3"><text:soft-page-break/>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10"><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1"><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2"><draw:object xlink:href="./Object 14" xlink:type="simple" xlink:show="embed" xlink:actuate="onLoad"/><draw:image xlink:href="./ObjectReplacements/Object 14" xlink:type="simple" xlink:show="embed" xlink:actuate="onLoad"/></draw:frame></text:span> as before. <text:s/><text:span text:style-name="T5">In either case, the number of casualties is limited to the population available.</text:span></text:p>
      <text:list xml:id="list1501846683" text:continue-numbering="true" text:style-name="Outline">
        <text:list-item>
          <text:list>
            <text:list-item>
              <text:list>
                <text:list-item>
                  <text:h text:style-name="P22" text:outline-level="3">Subsistence Population</text:h>
                </text:list-item>
              </text:list>
            </text:list-item>
          </text:list>
        </text:list-item>
      </text:list>
      <text:p text:style-name="Text_20_body"><text:span text:style-name="T5">The subsistence population of a neighborhood group, </text:span><text:span text:style-name="T5"><draw:frame draw:style-name="fr1" draw:name="Object7" text:anchor-type="as-char" svg:width="0.2929in" svg:height="0.2083in" draw:z-index="14"><draw:object xlink:href="./Object 10" xlink:type="simple" xlink:show="embed" xlink:actuate="onLoad"/><draw:image xlink:href="./ObjectReplacements/Object 10" xlink:type="simple" xlink:show="embed" xlink:actuate="onLoad"/></draw:frame></text:span><text:span text:style-name="T5">, is a fraction of the total resident population:</text:span></text:p>
      <text:p text:style-name="Text_20_body"><text:span text:style-name="T5"><text:tab/></text:span><text:span text:style-name="T5"><draw:frame draw:style-name="fr1" draw:name="Object20" text:anchor-type="as-char" svg:width="1.9118in" svg:height="0.4591in" draw:z-index="15"><draw:object xlink:href="./Object 23" xlink:type="simple" xlink:show="embed" xlink:actuate="onLoad"/><draw:image xlink:href="./ObjectReplacements/Object 23" xlink:type="simple" xlink:show="embed" xlink:actuate="onLoad"/></draw:frame></text:span></text:p>
      <text:p text:style-name="P3">where</text:p>
      <text:p text:style-name="Definitions"><text:span text:style-name="T5"><draw:frame draw:style-name="fr1" draw:name="Object21" text:anchor-type="as-char" svg:width="0.3925in" svg:height="0.2083in" draw:z-index="16"><draw:object xlink:href="./Object 24" xlink:type="simple" xlink:show="embed" xlink:actuate="onLoad"/><draw:image xlink:href="./ObjectReplacements/Object 24" xlink:type="simple" xlink:show="embed" xlink:actuate="onLoad"/></draw:frame></text:span><text:span text:style-name="T5"><text:tab/>=<text:tab/>The Subsistence Agriculture Percentage for neighborhood group </text:span><text:span text:style-name="T4">ng</text:span><text:span text:style-name="T5">.</text:span></text:p>
      <text:p text:style-name="P6"/>
      <text:p text:style-name="Text_20_body"><text:span text:style-name="T5">Note that units displaced from their neighborhood of origin are </text:span><text:span text:style-name="T4">never</text:span><text:span text:style-name="T5">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list xml:id="list633900877" text:continue-numbering="true" text:style-name="Outline">
        <text:list-item>
          <text:list>
            <text:list-item>
              <text:list>
                <text:list-item>
                  <text:h text:style-name="P22" text:outline-level="3">Consumer Population</text:h>
                </text:list-item>
              </text:list>
            </text:list-item>
          </text:list>
        </text:list-item>
      </text:list>
      <text:p text:style-name="Text_20_body"><text:span text:style-name="T5">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5">'s consumer population </text:span><text:span text:style-name="T5"><draw:frame draw:style-name="fr1" draw:name="Object22" text:anchor-type="as-char" svg:width="0.3138in" svg:height="0.2083in" draw:z-index="17"><draw:object xlink:href="./Object 25" xlink:type="simple" xlink:show="embed" xlink:actuate="onLoad"/><draw:image xlink:href="./ObjectReplacements/Object 25" xlink:type="simple" xlink:show="embed" xlink:actuate="onLoad"/></draw:frame></text:span><text:span text:style-name="T5"> as follows:</text:span></text:p>
      <text:p text:style-name="Text_20_body"><text:span text:style-name="T5"><text:tab/></text:span><text:span text:style-name="T5"><draw:frame draw:style-name="fr1" draw:name="Object23" text:anchor-type="as-char" svg:width="1.7154in" svg:height="0.2083in" draw:z-index="18"><draw:object xlink:href="./Object 26" xlink:type="simple" xlink:show="embed" xlink:actuate="onLoad"/><draw:image xlink:href="./ObjectReplacements/Object 26" xlink:type="simple" xlink:show="embed" xlink:actuate="onLoad"/></draw:frame></text:span></text:p>
      <text:p text:style-name="P3">We will account for consumers in units displaced from their neighborhoods of origin at the neighborhood level, rather than as part of a neighborhood group.</text:p>
      <text:list xml:id="list1918817541" text:continue-numbering="true" text:style-name="Outline">
        <text:list-item>
          <text:list>
            <text:list-item>
              <text:list>
                <text:list-item>
                  <text:h text:style-name="P22" text:outline-level="3"><text:soft-page-break/>Labor Force</text:h>
                </text:list-item>
              </text:list>
            </text:list-item>
          </text:list>
        </text:list-item>
      </text:list>
      <text:p text:style-name="Text_20_body"><text:span text:style-name="T5">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5"><draw:frame draw:style-name="fr1" draw:name="Object14" text:anchor-type="as-char" svg:width="0.3925in" svg:height="0.2083in" draw:z-index="19"><draw:object xlink:href="./Object 19" xlink:type="simple" xlink:show="embed" xlink:actuate="onLoad"/><draw:image xlink:href="./ObjectReplacements/Object 19" xlink:type="simple" xlink:show="embed" xlink:actuate="onLoad"/></draw:frame></text:span><text:span text:style-name="T5">, applies equally to the implicit population and to non-displaced units. <text:s/>Thus, we define the contribution </text:span><text:span text:style-name="T5">to the labor force</text:span><text:span text:style-name="T5"><text:note text:id="ftn2" text:note-class="footnote"><text:note-citation>3</text:note-citation><text:note-body><text:p text:style-name="Footnote">By "labor force" we mean that portion of the population that seeks to be employed, whether they are in fact employed or not.</text:p></text:note-body></text:note></text:span><text:span text:style-name="T5"> of group </text:span><text:span text:style-name="T4">ng</text:span><text:span text:style-name="T5"> as follows:</text:span></text:p>
      <text:p text:style-name="Text_20_body"><text:span text:style-name="T5"><text:tab/></text:span><text:span text:style-name="T5"><draw:frame draw:style-name="fr1" draw:name="Object34" text:anchor-type="as-char" svg:width="5.0189in" svg:height="0.5957in" draw:z-index="23"><draw:object xlink:href="./Object 1" xlink:type="simple" xlink:show="embed" xlink:actuate="onLoad"/><draw:image xlink:href="./ObjectReplacements/Object 1" xlink:type="simple" xlink:show="embed" xlink:actuate="onLoad"/></draw:frame></text:span></text:p>
      <text:p text:style-name="P3">where</text:p>
      <text:p text:style-name="P7"><draw:frame draw:style-name="fr1" draw:name="Object1" text:anchor-type="as-char" svg:width="0.3925in" svg:height="0.2083in" draw:z-index="24"><draw:object xlink:href="./Object 18" xlink:type="simple" xlink:show="embed" xlink:actuate="onLoad"/><draw:image xlink:href="./ObjectReplacements/Object 18" xlink:type="simple" xlink:show="embed" xlink:actuate="onLoad"/></draw:frame><text:tab/>=<text:tab/><text:span text:style-name="T5">The subsistence agriculture percentage for group </text:span>ng<text:span text:style-name="T5">.</text:span></text:p>
      <text:p text:style-name="P7">u<text:span text:style-name="T5"><text:tab/>=<text:tab/>A unit belonging to group </text:span>ng<text:span text:style-name="T5"> and located in neighborhood </text:span>n<text:span text:style-name="T5">.</text:span></text:p>
      <text:p text:style-name="P7"><draw:frame draw:style-name="fr1" draw:name="Object31" text:anchor-type="as-char" svg:width="0.1382in" svg:height="0.2083in" draw:z-index="20"><draw:object xlink:href="./Object 34" xlink:type="simple" xlink:show="embed" xlink:actuate="onLoad"/><draw:image xlink:href="./ObjectReplacements/Object 34" xlink:type="simple" xlink:show="embed" xlink:actuate="onLoad"/></draw:frame><text:tab/>=<text:span text:style-name="T5"><text:tab/>The activity assigned to unit </text:span>u</text:p>
      <text:p text:style-name="P7"><text:span text:style-name="T5"><draw:frame draw:style-name="fr1" draw:name="Object32" text:anchor-type="as-char" svg:width="0.7154in" svg:height="0.2083in" draw:z-index="21"><draw:object xlink:href="./Object 35" xlink:type="simple" xlink:show="embed" xlink:actuate="onLoad"/><draw:image xlink:href="./ObjectReplacements/Object 35" xlink:type="simple" xlink:show="embed" xlink:actuate="onLoad"/></draw:frame></text:span><text:span text:style-name="T5"><text:tab/>=<text:tab/>The number of personnel in unit </text:span>u</text:p>
      <text:p text:style-name="P7"><text:span text:style-name="T5"><draw:frame draw:style-name="fr1" draw:name="Object33" text:anchor-type="as-char" svg:width="0.5835in" svg:height="0.2083in" draw:z-index="22"><draw:object xlink:href="./Object 36" xlink:type="simple" xlink:show="embed" xlink:actuate="onLoad"/><draw:image xlink:href="./ObjectReplacements/Object 36" xlink:type="simple" xlink:show="embed" xlink:actuate="onLoad"/></draw:frame></text:span><text:span text:style-name="T5"><text:tab/>=<text:tab/>The labor force fraction for activity </text:span>a<text:span text:style-name="T5">.</text:span></text:p>
      <text:p text:style-name="P6"/>
      <text:p text:style-name="P3">Note that we will account for workers in units displaced from their neighborhoods of origin at the neighborhood level, rather than as part of a neighborhood group.</text:p>
      <text:p text:style-name="Text_20_body"><text:span text:style-name="T5">The Labor Force Fractions are model parameters</text:span><text:span text:style-name="T5"><text:note text:id="ftn3" text:note-class="footnote"><text:note-citation>4</text:note-citation><text:note-body><text:p text:style-name="Footnote"><text:span text:style-name="T1">demog.laborForceFraction.</text:span><text:span text:style-name="T3">activity</text:span></text:p></text:note-body></text:note></text:span><text:span text:style-name="T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10">Unit Activity</text:p>
          </table:table-cell>
          <table:table-cell table:style-name="LaborForceFractions.B1" office:value-type="string">
            <text:p text:style-name="P10">Labor Force Fraction</text:p>
          </table:table-cell>
        </table:table-row>
        <table:table-row>
          <table:table-cell table:style-name="LaborForceFractions.A2" office:value-type="string">
            <text:p text:style-name="P9">NONE</text:p>
          </table:table-cell>
          <table:table-cell table:style-name="LaborForceFractions.B2" office:value-type="string">
            <text:p text:style-name="P9">0.6</text:p>
          </table:table-cell>
        </table:table-row>
        <table:table-row>
          <table:table-cell table:style-name="LaborForceFractions.A2" office:value-type="string">
            <text:p text:style-name="P9">DISPLACED</text:p>
          </table:table-cell>
          <table:table-cell table:style-name="LaborForceFractions.B2" office:value-type="string">
            <text:p text:style-name="P9">0.4</text:p>
          </table:table-cell>
        </table:table-row>
        <table:table-row>
          <table:table-cell table:style-name="LaborForceFractions.A2" office:value-type="string">
            <text:p text:style-name="P9">IN_CAMP</text:p>
          </table:table-cell>
          <table:table-cell table:style-name="LaborForceFractions.B2" office:value-type="string">
            <text:p text:style-name="P9">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list xml:id="list1757334083" text:continue-numbering="true" text:style-name="Outline">
        <text:list-item>
          <text:list>
            <text:list-item>
              <text:h text:style-name="Heading_20_2" text:outline-level="2">Neighborhood Population</text:h>
            </text:list-item>
          </text:list>
        </text:list-item>
      </text:list>
      <text:p text:style-name="Text_20_body">Neighborhood figures are the total of the neighborhood group figures, plus the total of the figures for <text:soft-page-break/>units displaced from their neighborhoods of origin. <text:s/>Thus, we must first determine the figures for displaced units.</text:p>
      <text:list xml:id="list662029609" text:continue-numbering="true" text:style-name="Outline">
        <text:list-item>
          <text:list>
            <text:list-item>
              <text:list>
                <text:list-item>
                  <text:h text:style-name="Heading_20_3" text:outline-level="3">Displaced Personnel</text:h>
                </text:list-item>
              </text:list>
            </text:list-item>
          </text:list>
        </text:list-item>
      </text:list>
      <text:p text:style-name="Text_20_body">The total personnel in units displaced from their neighborhood of origin is simply</text:p>
      <text:p text:style-name="Text_20_body"><text:tab/><draw:frame draw:style-name="fr1" draw:name="Object16" text:anchor-type="as-char" svg:width="1.6839in" svg:height="0.4535in" draw:z-index="25"><draw:object xlink:href="./Object 21" xlink:type="simple" xlink:show="embed" xlink:actuate="onLoad"/><draw:image xlink:href="./ObjectReplacements/Object 21" xlink:type="simple" xlink:show="embed" xlink:actuate="onLoad"/></draw:frame></text:p>
      <text:p text:style-name="Text_20_body">where</text:p>
      <text:p text:style-name="P7">u<text:span text:style-name="T5"><text:tab/>=<text:tab/>A unit in neighborhood </text:span>n<text:span text:style-name="T5">, but displaced from its neighborhood of origin.</text:span></text:p>
      <text:p text:style-name="P7"><text:span text:style-name="T5"><draw:frame draw:style-name="fr1" draw:name="Object15" text:anchor-type="as-char" svg:width="0.7154in" svg:height="0.2083in" draw:z-index="26"><draw:object xlink:href="./Object 20" xlink:type="simple" xlink:show="embed" xlink:actuate="onLoad"/><draw:image xlink:href="./ObjectReplacements/Object 20" xlink:type="simple" xlink:show="embed" xlink:actuate="onLoad"/></draw:frame></text:span><text:span text:style-name="T5"><text:tab/>=<text:tab/>The number of personnel in unit </text:span>u<text:span text:style-name="T5">.</text:span></text:p>
      <text:p text:style-name="P6"/>
      <text:list xml:id="list1949868960" text:continue-numbering="true" text:style-name="Outline">
        <text:list-item>
          <text:list>
            <text:list-item>
              <text:list>
                <text:list-item>
                  <text:h text:style-name="Heading_20_3" text:outline-level="3">Displaced Consumers</text:h>
                </text:list-item>
              </text:list>
            </text:list-item>
          </text:list>
        </text:list-item>
      </text:list>
      <text:p text:style-name="Text_20_body">To be displaced is to be displaced from one's land; hence, all displaced personnel must willy-nilly participate in the regional economy. <text:s/>Thus, all displaced personnel are consumers.</text:p>
      <text:list xml:id="list1721679408" text:continue-numbering="true" text:style-name="Outline">
        <text:list-item>
          <text:list>
            <text:list-item>
              <text:list>
                <text:list-item>
                  <text:h text:style-name="Heading_20_3" text:outline-level="3">Displaced Labor Force</text:h>
                </text:list-item>
              </text:list>
            </text:list-item>
          </text:list>
        </text:list-item>
      </text:list>
      <text:p text:style-name="Text_20_body">The displaced labor force in neighborhood <text:span text:style-name="T4">n</text:span><text:span text:style-name="T5">, </text:span><text:span text:style-name="T5"><draw:frame draw:style-name="fr1" draw:name="Object24" text:anchor-type="as-char" svg:width="0.3799in" svg:height="0.2083in" draw:z-index="27"><draw:object xlink:href="./Object 22" xlink:type="simple" xlink:show="embed" xlink:actuate="onLoad"/><draw:image xlink:href="./ObjectReplacements/Object 22" xlink:type="simple" xlink:show="embed" xlink:actuate="onLoad"/></draw:frame></text:span><text:span text:style-name="T5">, is computed much like the labor force for a neighborhood group:</text:span></text:p>
      <text:p text:style-name="Text_20_body"><text:span text:style-name="T5"><text:tab/></text:span><text:span text:style-name="T5"><draw:frame draw:style-name="fr1" draw:name="Object30" text:anchor-type="as-char" svg:width="2.5028in" svg:height="0.4535in" draw:z-index="35"><draw:object xlink:href="./Object 17" xlink:type="simple" xlink:show="embed" xlink:actuate="onLoad"/><draw:image xlink:href="./ObjectReplacements/Object 17" xlink:type="simple" xlink:show="embed" xlink:actuate="onLoad"/></draw:frame></text:span></text:p>
      <text:list xml:id="list88095948" text:continue-numbering="true" text:style-name="Outline">
        <text:list-item>
          <text:list>
            <text:list-item>
              <text:list>
                <text:list-item>
                  <text:h text:style-name="Heading_20_3" text:outline-level="3">Neighborhood totals</text:h>
                </text:list-item>
              </text:list>
            </text:list-item>
          </text:list>
        </text:list-item>
      </text:list>
      <text:p text:style-name="Text_20_body">The total population of neighborhood <text:span text:style-name="T4">n</text:span><text:span text:style-name="T5"> is simply the population of all resident neighborhood groups, plus all displaced personnel:</text:span></text:p>
      <text:p text:style-name="Text_20_body"><text:span text:style-name="T5"><text:tab/></text:span><text:span text:style-name="T5"><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5"><text:tab/></text:span><text:span text:style-name="T5"><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oft-page-break/><text:span text:style-name="T5"><text:tab/></text:span><text:span text:style-name="T5"><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list xml:id="list439452549" text:continue-numbering="true" text:style-name="Outline">
        <text:list-item>
          <text:list>
            <text:list-item>
              <text:h text:style-name="P21" text:outline-level="2">Regional Population</text:h>
            </text:list-item>
          </text:list>
        </text:list-item>
      </text:list>
      <text:p text:style-name="P3">The regional population, consumers, and labor force are simply summed up across the neighborhoods in the obvious way.</text:p>
      <text:list xml:id="list1898242557" text:continue-numbering="true" text:style-name="Outline">
        <text:list-item>
          <text:list>
            <text:list-item>
              <text:h text:style-name="P21" text:outline-level="2">Unemployment</text:h>
            </text:list-item>
          </text:list>
        </text:list-item>
      </text:list>
      <text:p text:style-name="P4">WHD: This section is rather preliminary. <text:s/>All suggestions welcome.</text:p>
      <text:p text:style-name="P3">Unemployment can drive attitude change. The Economics Model computes the unemployment rate, <text:span text:style-name="T4">UR</text:span>, and the "real" unemployment rate, <text:span text:style-name="T4">RealUR</text:span>, for the region of interest. <text:s/>The difference between <text:span text:style-name="T4">UR</text:span> and <text:span text:style-name="T4">RealUR</text:span> is that <text:span text:style-name="T4">RealUR</text:span> excludes the normal turbulence in the job market, that is, those job seekers who are in transition between two jobs, rather than those who have simply been unable to find work. <text:s/>We will focus on <text:span text:style-name="T4">RealUR</text:span>, as that is what will actually affect attitudes in general.</text:p>
      <text:list xml:id="list1686534188" text:continue-numbering="true" text:style-name="Outline">
        <text:list-item>
          <text:list>
            <text:list-item>
              <text:list>
                <text:list-item>
                  <text:h text:style-name="Heading_20_3" text:outline-level="3">Disaggregation to Neighborhood Groups</text:h>
                </text:list-item>
              </text:list>
            </text:list-item>
          </text:list>
        </text:list-item>
      </text:list>
      <text:p text:style-name="Text_20_body">Lacking any better way to disaggregate unemployment, we will assume that <text:span text:style-name="T4">RealUR</text:span><text:span text:style-name="T5"> affects each neighborhood group in proportion to its labor force. <text:s/>That is, if </text:span><text:span text:style-name="T4">RealUR</text:span><text:span text:style-name="T5"> is 5%, then 5% of each neighborhood group's labor force will be unemployed. <text:s/>The unemployed population for each neighborhood group is then </text:span><text:span text:style-name="T5"><draw:frame draw:style-name="fr1"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5">:</text:span></text:p>
      <text:p text:style-name="Text_20_body"><text:span text:style-name="T5"><text:tab/></text:span><text:span text:style-name="T5"><draw:frame draw:style-name="fr1" draw:name="Object27" text:anchor-type="as-char" svg:width="1.4811in" svg:height="0.3925in" draw:z-index="31"><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5"><draw:frame draw:style-name="fr1"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5"><text:tab/>=<text:tab/>The number of people from group </text:span><text:span text:style-name="T4">ng</text:span><text:span text:style-name="T5"> in the labor force in neighborhood </text:span><text:span text:style-name="T4">n</text:span><text:span text:style-name="T5">.</text:span></text:p>
      <text:p text:style-name="P6"/>
      <text:p text:style-name="Text_20_body"><text:span text:style-name="T5">However, the labor force represents a different fraction of different groups, based on the size of the subsistence population of each group. <text:s/>Thus, we can compute the effective unemployment rate for each group </text:span><text:span text:style-name="T4">ng</text:span><text:span text:style-name="T5"> as follows:</text:span></text:p>
      <text:p text:style-name="Text_20_body"><text:span text:style-name="T5"><text:tab/></text:span><text:span text:style-name="T5"><draw:frame draw:style-name="fr1" draw:name="Object29" text:anchor-type="as-char" svg:width="1.9453in" svg:height="0.4425in" draw:z-index="33"><draw:object xlink:href="./Object 31" xlink:type="simple" xlink:show="embed" xlink:actuate="onLoad"/><draw:image xlink:href="./ObjectReplacements/Object 31" xlink:type="simple" xlink:show="embed" xlink:actuate="onLoad"/></draw:frame></text:span></text:p>
      <text:list xml:id="list309995218" text:continue-numbering="true" text:style-name="Outline">
        <text:list-item>
          <text:list>
            <text:list-item>
              <text:list>
                <text:list-item>
                  <text:h text:style-name="P22" text:outline-level="3">Unemployment Situations</text:h>
                </text:list-item>
              </text:list>
            </text:list-item>
          </text:list>
        </text:list-item>
      </text:list>
      <text:p text:style-name="P3">If a neighborhood group's unemployment is sufficiently dire, it should engender an unemployment <text:soft-page-break/>situation for that group. <text:s/>This is a new kind of situation, a "demographic situation" rather than an environmental or activity situation.</text:p>
      <text:p text:style-name="Text_20_body"><text:span text:style-name="T5">If we follow the pattern used for activity situations, then we will need to compute some kind of factor, </text:span><text:span text:style-name="T5">analogous to a coverage fraction, that will be used to scale the magnitudes in the situation's rule set.</text:span></text:p>
      <text:p text:style-name="P4">WHD: I propose such a factor, here, but I'm far from being in love with it. <text:s/>Please use your creativity!</text:p>
      <text:p text:style-name="Text_20_body"><text:span text:style-name="T5">I propose that we use a Z-curve to convert </text:span><text:span text:style-name="T5"><draw:frame draw:style-name="fr1" draw:name="Object35" text:anchor-type="as-char" svg:width="0.4339in" svg:height="0.2083in" draw:z-index="34"><draw:object xlink:href="./Object 32" xlink:type="simple" xlink:show="embed" xlink:actuate="onLoad"/><draw:image xlink:href="./ObjectReplacements/Object 32" xlink:type="simple" xlink:show="embed" xlink:actuate="onLoad"/></draw:frame></text:span><text:span text:style-name="T5"> into a multiplicative factor for use in the rule set:</text:span></text:p>
      <text:p text:style-name="P3"><draw:frame draw:style-name="fr2" draw:name="Object36" text:anchor-type="paragraph" svg:x="0.6835in" svg:y="-0.0047in" svg:width="4.8in" svg:height="2.1811in" draw:z-index="2"><draw:object xlink:href="./Object 33" xlink:type="simple" xlink:show="embed" xlink:actuate="onLoad"/><draw:image xlink:href="./ObjectReplacements/Object 33" xlink:type="simple" xlink:show="embed" xlink:actuate="onLoad"/></draw:frame></text:p>
      <text:p text:style-name="P3">How does unemployment affect the civilians?</text:p>
      <text:list xml:id="list517517163" text:style-name="L6">
        <text:list-item>
          <text:p text:style-name="P17">The unemployed civilians take a hit to their satisfaction levels, and those who like and dislike them will react in the usual way.</text:p>
        </text:list-item>
        <text:list-item>
          <text:p text:style-name="P17">If there are many unemployed civilians, the fact of their presence will become a problem for their neighbors. <text:s/>This effect will be negligible for small unemployment rates, and dominant for large ones (for some value of "small" and "large").</text:p>
        </text:list-item>
      </text:list>
      <text:p text:style-name="P3">These concerns should be addressed in the Unemployment rule set.</text:p>
      <text:p text:style-name="P4">WHD:<text:span text:style-name="T5"> </text:span>Given the above, Athena can create Unemployment situations whenever the Factor is greater than 0.0. <text:s/>However, we need some rule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3 June 2010</text:p>
      </style:header>
      <style:footer>
        <text:p text:style-name="Footer"><text:tab/><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4T08:20:54</dc:date>
    <meta:editing-duration>PT644H40M27S</meta:editing-duration>
    <meta:editing-cycles>358</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36" meta:page-count="11" meta:paragraph-count="157" meta:word-count="2128" meta:character-count="132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o math:stretchy="false">=</math:mo>
      <math:mrow>
        <math:msub>
          <math:mi math:fontstyle="italic">LF</math:mi>
          <math:mi math:fontstyle="italic">ng</math:mi>
        </math:msub>
        <math:mo math:stretchy="false">×</math:mo>
        <math:mfrac>
          <math:mi math:fontstyle="italic">RealUR</math:mi>
          <math:mn>100.0</math:mn>
        </math:mfrac>
      </math:mrow>
    </math:mrow>
    <math:annotation math:encoding="StarMath 5.0">UP_ng = LF_ng times {Real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EUR</math:mi>
        <math:mi math:fontstyle="italic">ng</math:mi>
      </math:msub>
      <math:mo math:stretchy="false">=</math:mo>
      <math:mrow>
        <math:mn>10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EUR_ng = 100.0 times {UP_ng over population_ng}</math:annotation>
  </math:semantics>
</math:math>
</file>

<file path=Object 32/content.xml><?xml version="1.0" encoding="utf-8"?>
<!DOCTYPE math  PUBLIC '-//OpenOffice.org//DTD Modified W3C MathML 1.01//EN'  'math.dtd'>
<math:math xmlns:math="http://www.w3.org/1998/Math/MathML">
  <math:semantics>
    <math:msub>
      <math:mi math:fontstyle="italic">EUR</math:mi>
      <math:mi math:fontstyle="italic">ng</math:mi>
    </math:msub>
    <math:annotation math:encoding="StarMath 5.0">EUR_ng</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2" draw:text-style-name="P2" draw:layer="layout" svg:x1="10.525cm" svg:y1="5.445cm" svg:x2="2.905cm" svg:y2="5.445cm">
          <text:p/>
        </draw:line>
        <draw:frame draw:style-name="gr3" draw:text-style-name="P3" draw:layer="layout" svg:width="0.781cm" svg:height="0.806cm" svg:x="2.124cm" svg:y="4.983cm">
          <draw:text-box>
            <text:p text:style-name="P3">0</text:p>
          </draw:text-box>
        </draw:frame>
        <draw:frame draw:style-name="gr3" draw:text-style-name="P3" draw:layer="layout" svg:width="0.777cm" svg:height="0.806cm" svg:x="2.124cm" svg:y="3.54cm">
          <draw:text-box>
            <text:p text:style-name="P3">1</text:p>
          </draw:text-box>
        </draw:frame>
        <draw:frame draw:style-name="gr3" draw:text-style-name="P3" draw:layer="layout" svg:width="0.777cm" svg:height="0.806cm" svg:x="2.128cm" svg:y="2.099cm">
          <draw:text-box>
            <text:p text:style-name="P3">2</text:p>
          </draw:text-box>
        </draw:frame>
        <draw:frame draw:style-name="gr3" draw:text-style-name="P3" draw:layer="layout" svg:width="1.213cm" svg:height="0.806cm" svg:x="4.175cm" svg:y="5.445cm">
          <draw:text-box>
            <text:p text:style-name="P3">3%</text:p>
          </draw:text-box>
        </draw:frame>
        <draw:frame draw:style-name="gr3" draw:text-style-name="P3" draw:layer="layout" svg:width="1.213cm" svg:height="0.806cm" svg:x="6.137cm" svg:y="5.445cm">
          <draw:text-box>
            <text:p text:style-name="P3">8%</text:p>
          </draw:text-box>
        </draw:frame>
        <draw:frame draw:style-name="gr3" draw:text-style-name="P3" draw:layer="layout" svg:width="1.488cm" svg:height="0.806cm" svg:x="8.042cm" svg:y="5.445cm">
          <draw:text-box>
            <text:p text:style-name="P3">13%</text:p>
          </draw:text-box>
        </draw:frame>
        <draw:line draw:style-name="gr4" draw:text-style-name="P2" draw:layer="layout" svg:x1="2.905cm" svg:y1="5.445cm" svg:x2="4.81cm" svg:y2="5.445cm">
          <text:p/>
        </draw:line>
        <draw:line draw:style-name="gr4" draw:text-style-name="P2" draw:layer="layout" svg:x1="4.81cm" svg:y1="5.445cm" svg:x2="8.62cm" svg:y2="2.27cm">
          <text:p/>
        </draw:line>
        <draw:line draw:style-name="gr4" draw:text-style-name="P2" draw:layer="layout" svg:x1="8.62cm" svg:y1="2.27cm" svg:x2="10.525cm" svg:y2="2.27cm">
          <text:p/>
        </draw:line>
        <draw:frame draw:style-name="gr5" draw:text-style-name="P3" draw:layer="layout" svg:width="1.552cm" svg:height="0.806cm" svg:x="9.89cm" svg:y="5.445cm">
          <draw:text-box>
            <text:p text:style-name="P3">EUR</text:p>
          </draw:text-box>
        </draw:frame>
        <draw:frame draw:style-name="gr3" draw:text-style-name="P3" draw:layer="layout" svg:width="1.912cm" svg:height="0.806cm" svg:x="0.993cm" svg:y="1.464cm">
          <draw:text-box>
            <text:p text:style-name="P3">Factor</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